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Gill Sans MT_CCJU"/>
    </style:style>
    <style:style style:name="P2" style:family="paragraph" style:parent-style-name="Header">
      <style:text-properties style:font-name="Gill Sans MT_CCJU1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4" style:family="paragraph" style:parent-style-name="Standard"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5" style:family="paragraph" style:parent-style-name="Standard">
      <style:text-properties style:font-name="Helvetica" fo:font-size="11pt" style:text-underline-style="none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0.75cm" fo:text-align="justify" style:justify-single-word="false"/>
      <style:text-properties style:font-name="Helvetica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Helvetica"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Helvetica" fo:font-size="11pt" style:font-size-asian="11pt" style:font-size-complex="11pt"/>
    </style:style>
    <style:style style:name="P10" style:family="paragraph" style:parent-style-name="Standard" style:master-page-name="First_20_Page">
      <style:paragraph-properties style:page-number="auto" fo:break-before="auto" fo:break-after="auto"/>
      <style:text-properties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Text_20_body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  <style:text-properties style:font-name="Helvetica" fo:font-size="11pt" style:font-size-asian="11pt" style:font-size-complex="11pt"/>
    </style:style>
    <style:style style:name="P12" style:family="paragraph" style:parent-style-name="Text_20_body">
      <style:text-properties style:font-name="Helvetica" fo:font-size="11pt" style:font-size-asian="11pt" style:font-size-complex="11pt"/>
    </style:style>
    <style:style style:name="P13" style:family="paragraph" style:parent-style-name="Text_20_body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1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%#include PCheader#%</text:p>
      <text:p text:style-name="P4"/>
      <text:p text:style-name="P5">%=TITRE=%</text:p>
      <text:p text:style-name="P6"/>
      <text:p text:style-name="P11">%=TITRE_POLITESSE=%</text:p>
      <text:p text:style-name="P13">%=CONTENU1=%</text:p>
      <text:p text:style-name="P13">%=CONTENU2=%</text:p>
      <text:p text:style-name="P13">%=CONTENU3=%</text:p>
      <text:p text:style-name="P12">%=SALUTATIONS=%</text:p>
      <text:p text:style-name="P7"/>
      <text:p text:style-name="P9"><text:tab/><text:span text:style-name="T2">%#include PCsignature#%</text:span></text:p>
      <text:p text:style-name="P9"/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/>
    </style:style>
    <style:style style:name="MP2" style:family="paragraph" style:parent-style-name="Header">
      <style:text-properties style:font-name="Gill Sans MT_CCJU1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101cm" fo:margin-bottom="1.499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/></text:span><text:line-break/><text:span text:style-name="MT1">%=NSS=%<text:tab/>%=AYANT_DROIT=% </text:span></text:p>
        <text:p text:style-name="MP2"><draw:line text:anchor-type="paragraph" draw:z-index="0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5-11-23T11:21:17.45</dc:date>
    <meta:print-date>2011-02-22T10:58:36</meta:print-date>
    <meta:editing-cycles>148</meta:editing-cycles>
    <meta:editing-duration>P1DT10H9M53S</meta:editing-duration>
    <meta:document-statistic meta:table-count="0" meta:image-count="0" meta:object-count="0" meta:page-count="1" meta:paragraph-count="10" meta:word-count="19" meta:character-count="223"/>
    <dc:creator>lga </dc:creator>
    <meta:user-defined meta:name="Info 1"/>
    <meta:user-defined meta:name="Info 2"/>
    <meta:user-defined meta:name="Info 3"/>
    <meta:user-defined meta:name="Info 4"/>
  </office:meta>
</office:document-meta>
</file>